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Times New Roman1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Times New Roman1" fo:font-size="14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4pt" fo:language="en" fo:country="US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Times New Roman1" fo:font-size="14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 style:list-style-name="">
      <style:paragraph-properties style:text-autospace="none"/>
      <style:text-properties style:use-window-font-color="true" fo:font-size="14pt" style:font-size-asian="14pt" style:font-size-complex="14pt"/>
    </style:style>
    <style:style style:name="P17" style:family="paragraph" style:parent-style-name="Standard" style:list-style-name="">
      <style:paragraph-properties style:text-autospace="none"/>
      <style:text-properties style:use-window-font-color="true" fo:font-size="14pt" fo:language="en" fo:country="US" style:font-size-asian="14pt" style:font-size-complex="14pt"/>
    </style:style>
    <style:style style:name="P18" style:family="paragraph" style:parent-style-name="Text_20_body">
      <style:paragraph-properties fo:margin-top="0cm" fo:margin-bottom="0cm" fo:text-align="justify" style:justify-single-word="false"/>
    </style:style>
    <style:style style:name="T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fo:font-size="14pt" fo:font-style="italic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language="en" fo:country="US" fo:font-style="italic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font-name="Times New Roman1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Times New Roman1" fo:font-size="14pt" fo:language="en" fo:country="US" fo:font-style="italic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Times New Roman1" fo:font-size="14pt" fo:font-style="italic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T12" style:family="text">
      <style:text-properties fo:font-size="14pt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style:font-size-asian="14pt"/>
    </style:style>
    <style:style style:name="T17" style:family="text">
      <style:text-properties style:language-asian="zxx" style:country-asian="none"/>
    </style:style>
    <style:style style:name="T18" style:family="text">
      <style:text-properties style:font-size-complex="14pt"/>
    </style:style>
    <style:style style:name="T19" style:family="text">
      <style:text-properties style:language-complex="zxx" style:country-complex="none"/>
    </style:style>
    <style:style style:name="T20" style:family="text">
      <style:text-properties fo:color="#0000ff" fo:font-size="10pt" fo:language="none" fo:country="none" style:font-size-asian="10pt" style:font-size-complex="10pt"/>
    </style:style>
    <style:style style:name="T21" style:family="text">
      <style:text-properties fo:color="#0000ff" fo:font-size="14pt" fo:language="none" fo:country="none" style:font-size-asian="14pt" style:font-size-complex="14pt"/>
    </style:style>
    <style:style style:name="T22" style:family="text">
      <style:text-properties fo:color="#0000ff" fo:language="none" fo:country="none"/>
    </style:style>
    <style:style style:name="T23" style:family="text">
      <style:text-properties style:use-window-font-color="true" fo:font-size="10pt" fo:language="none" fo:country="none" style:font-size-asian="10pt" style:font-size-complex="10pt"/>
    </style:style>
    <style:style style:name="T24" style:family="text">
      <style:text-properties style:use-window-font-color="true" fo:font-size="14pt" fo:language="none" fo:country="none" style:font-size-asian="14pt" style:font-size-complex="14pt"/>
    </style:style>
    <style:style style:name="T25" style:family="text">
      <style:text-properties style:use-window-font-color="true" fo:language="none" fo:country="none"/>
    </style:style>
    <style:style style:name="T26" style:family="text">
      <style:text-properties fo:color="#a31515" fo:font-size="10pt" fo:language="none" fo:country="none" style:font-size-asian="10pt" style:font-size-complex="10pt"/>
    </style:style>
    <style:style style:name="T27" style:family="text">
      <style:text-properties fo:color="#a31515" fo:font-size="14pt" fo:language="none" fo:country="none" style:font-size-asian="14pt" style:font-size-complex="14pt"/>
    </style:style>
    <style:style style:name="T28" style:family="text">
      <style:text-properties fo:color="#a31515" fo:language="none" fo:country="none"/>
    </style:style>
    <style:style style:name="T29" style:family="text">
      <style:text-properties fo:font-weight="normal"/>
    </style:style>
    <style:style style:name="T30" style:family="text">
      <style:text-properties style:font-weight-asian="normal"/>
    </style:style>
    <style:style style:name="T31" style:family="text">
      <style:text-properties style:font-weight-complex="normal"/>
    </style:style>
    <style:style style:name="T32" style:family="text">
      <style:text-properties fo:language="none" fo:country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ТСТВО ПО ОБРАЗОВАНИЮ</text:p>
      <text:p text:style-name="P1">ГОСУДАРСТВЕННОЕ ОБРАЗОВАТЕЛЬНОЕ УЧРЕЖДЕНИЕ</text:p>
      <text:p text:style-name="P1">ВЫСШЕГО ПРОФЕССИОНАЛЬНОГО ОБРАЗОВАНИЯ</text:p>
      <text:p text:style-name="P1">ВЯТСКИЙ ГОСУДАРСТВЕННЫЙ УНИВЕРСИТЕТ</text:p>
      <text:p text:style-name="P1">ФАКУЛЬТЕТ ПРИКЛАДНОЙ МАТЕМАТИКИ И ТЕЛЕКОММУНИКАЦИЙ</text:p>
      <text:p text:style-name="P1">КАФЕДРА ПРИКЛАДНОЙ МАТЕМАТИКИ И ТЕЛЕКОММУНИКАЦ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Отчёт по лабораторной работе №6</text:p>
      <text:p text:style-name="P1">По дисциплине «Практикум на ЭВМ»</text:p>
      <text:p text:style-name="P1">Тема: «Шаблоны классов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 <text:s text:c="17"/>студент группы ПМ-11_________________Кислицын И.К.</text:p>
      <text:p text:style-name="P2">Проверил: <text:s text:c="13"/>преподаватель кафедры ПМ и И______________Минина И.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ров 2010</text:p>
      <text:p text:style-name="P7">Цель работы</text:p>
      <text:p text:style-name="P3"/>
      <text:p text:style-name="P11">Изучить принципы построения шаблонов классов</text:p>
      <text:p text:style-name="P9"/>
      <text:p text:style-name="P10">Задание</text:p>
      <text:p text:style-name="P18"><text:tab/><text:span text:style-name="T3">Во всех вариантах требуется создать шаблон некоторого целевого класса. Реализовать добавление элементов, удаление, поиск по ключу. Показать использование шаблонов для </text:span><text:span text:style-name="T4">int</text:span><text:span text:style-name="T3">, </text:span><text:span text:style-name="T4">double</text:span><text:span text:style-name="T3">, </text:span><text:span text:style-name="T4">string</text:span></text:p>
      <text:p text:style-name="P18"><text:span text:style-name="T2"><text:tab/></text:span><text:span text:style-name="T5">Вариант 12. </text:span><text:span text:style-name="T2">Односторонняя очередь </text:span></text:p>
      <text:p text:style-name="P4"/>
      <text:p text:style-name="P4">Листинг программы</text:p>
      <text:p text:style-name="P3"/>
      <text:p text:style-name="P12">//queue.h</text:p>
      <text:p text:style-name="P12"/>
      <text:p text:style-name="P12">#pragma once</text:p>
      <text:p text:style-name="P12">//12.<text:tab/>Односторонняя очередь</text:p>
      <text:p text:style-name="P12"/>
      <text:p text:style-name="P12">template &lt;class Type&gt;</text:p>
      <text:p text:style-name="P12">ref class queue</text:p>
      <text:p text:style-name="P12">{</text:p>
      <text:p text:style-name="P12">private:</text:p>
      <text:p text:style-name="P12"><text:tab/>queue&lt;Type&gt; ^prev;</text:p>
      <text:p text:style-name="P12"><text:tab/>Type info;</text:p>
      <text:p text:style-name="P12"><text:tab/>queue&lt;Type&gt; ^beg, ^end;</text:p>
      <text:p text:style-name="P12"><text:tab/></text:p>
      <text:p text:style-name="P12">public:</text:p>
      <text:p text:style-name="P12"><text:tab/>queue()</text:p>
      <text:p text:style-name="P12"><text:tab/>{</text:p>
      <text:p text:style-name="P12"><text:tab/><text:tab/>end = beg = nullptr;</text:p>
      <text:p text:style-name="P12"><text:tab/><text:tab/>prev = nullptr;</text:p>
      <text:p text:style-name="P12"><text:tab/>}</text:p>
      <text:p text:style-name="P12"><text:tab/>void add(Type k)</text:p>
      <text:p text:style-name="P12"><text:tab/>{</text:p>
      <text:p text:style-name="P12"><text:tab/><text:tab/>queue ^temp = gcnew queue();</text:p>
      <text:p text:style-name="P12"><text:tab/><text:tab/>temp-&gt;doinfo(k);</text:p>
      <text:p text:style-name="P12"><text:tab/><text:tab/>if(beg == nullptr)</text:p>
      <text:p text:style-name="P12"><text:tab/><text:tab/>{</text:p>
      <text:p text:style-name="P12"><text:tab/><text:tab/><text:tab/>beg = end = temp;</text:p>
      <text:p text:style-name="P12"><text:tab/><text:tab/><text:tab/>temp-&gt;prev = nullptr;</text:p>
      <text:p text:style-name="P12"><text:tab/><text:tab/>}</text:p>
      <text:p text:style-name="P12"><text:tab/><text:tab/>else</text:p>
      <text:p text:style-name="P12"><text:tab/><text:tab/>{</text:p>
      <text:p text:style-name="P12"><text:tab/><text:tab/><text:tab/>end-&gt;prev = temp;</text:p>
      <text:p text:style-name="P12"><text:tab/><text:tab/><text:tab/>end = temp;</text:p>
      <text:p text:style-name="P12"><text:soft-page-break/><text:tab/><text:tab/><text:tab/>end-&gt;prev = nullptr;</text:p>
      <text:p text:style-name="P12"><text:tab/><text:tab/>}</text:p>
      <text:p text:style-name="P12"><text:tab/>}</text:p>
      <text:p text:style-name="P12"><text:tab/>int find(Type k)</text:p>
      <text:p text:style-name="P12"><text:tab/>{</text:p>
      <text:p text:style-name="P12"><text:tab/><text:tab/>int t = 0;</text:p>
      <text:p text:style-name="P12"><text:tab/><text:tab/>queue ^temp = beg;</text:p>
      <text:p text:style-name="P12"><text:tab/><text:tab/>while(temp != nullptr)</text:p>
      <text:p text:style-name="P12"><text:tab/><text:tab/>{</text:p>
      <text:p text:style-name="P12"><text:tab/><text:tab/><text:tab/>if(temp-&gt;info == k)</text:p>
      <text:p text:style-name="P12"><text:tab/><text:tab/><text:tab/>{</text:p>
      <text:p text:style-name="P12"><text:tab/><text:tab/><text:tab/><text:tab/>t++;</text:p>
      <text:p text:style-name="P12"><text:tab/><text:tab/><text:tab/>}</text:p>
      <text:p text:style-name="P12"><text:tab/><text:tab/><text:tab/>temp = temp-&gt;prev;</text:p>
      <text:p text:style-name="P12"><text:tab/><text:tab/>}</text:p>
      <text:p text:style-name="P12"><text:tab/><text:tab/>return t;</text:p>
      <text:p text:style-name="P12"><text:tab/>}</text:p>
      <text:p text:style-name="P12"><text:tab/>int del(Type k)</text:p>
      <text:p text:style-name="P12"><text:tab/>{</text:p>
      <text:p text:style-name="P12"><text:tab/><text:tab/>queue ^temp, ^temp2; </text:p>
      <text:p text:style-name="P12"><text:tab/><text:tab/>int t = find(k);</text:p>
      <text:p text:style-name="P12"><text:tab/><text:tab/>if(t == 0)</text:p>
      <text:p text:style-name="P12"><text:tab/><text:tab/><text:tab/>return 0;</text:p>
      <text:p text:style-name="P12"><text:tab/><text:tab/>int i = 0;</text:p>
      <text:p text:style-name="P12"><text:tab/><text:tab/>for(i = 0; i &lt; t; i++)</text:p>
      <text:p text:style-name="P12"><text:tab/><text:tab/>{</text:p>
      <text:p text:style-name="P12"><text:tab/><text:tab/><text:tab/>temp = beg;</text:p>
      <text:p text:style-name="P12"><text:tab/><text:tab/><text:tab/>if(temp-&gt;info == k)</text:p>
      <text:p text:style-name="P12"><text:tab/><text:tab/><text:tab/>{</text:p>
      <text:p text:style-name="P12"><text:tab/><text:tab/><text:tab/><text:tab/>beg = beg-&gt;prev;</text:p>
      <text:p text:style-name="P12"><text:tab/><text:tab/><text:tab/><text:tab/>delete temp;</text:p>
      <text:p text:style-name="P12"><text:tab/><text:tab/><text:tab/>}</text:p>
      <text:p text:style-name="P12"><text:tab/><text:tab/><text:tab/>else</text:p>
      <text:p text:style-name="P12"><text:tab/><text:tab/><text:tab/>{</text:p>
      <text:p text:style-name="P12"><text:tab/><text:tab/><text:tab/><text:tab/>if(end-&gt;info == k)</text:p>
      <text:p text:style-name="P12"><text:tab/><text:tab/><text:tab/><text:tab/>{</text:p>
      <text:p text:style-name="P12"><text:tab/><text:tab/><text:tab/><text:tab/><text:tab/>while((temp-&gt;prev)-&gt;prev != nullptr)</text:p>
      <text:p text:style-name="P12"><text:tab/><text:tab/><text:tab/><text:tab/><text:tab/><text:tab/>temp = temp-&gt;prev;</text:p>
      <text:p text:style-name="P12"><text:tab/><text:tab/><text:tab/><text:tab/><text:tab/>delete end;</text:p>
      <text:p text:style-name="P12"><text:tab/><text:tab/><text:tab/><text:tab/><text:tab/>end = temp;</text:p>
      <text:p text:style-name="P12"><text:tab/><text:tab/><text:tab/><text:tab/><text:tab/>temp-&gt;prev = nullptr;</text:p>
      <text:p text:style-name="P12"><text:tab/><text:tab/><text:tab/><text:tab/>}</text:p>
      <text:p text:style-name="P12"><text:tab/><text:tab/><text:tab/><text:tab/>else</text:p>
      <text:p text:style-name="P12"><text:tab/><text:tab/><text:tab/><text:tab/>{</text:p>
      <text:p text:style-name="P12"><text:tab/><text:tab/><text:tab/><text:tab/><text:tab/>while((temp-&gt;prev)-&gt;info != k)</text:p>
      <text:p text:style-name="P12"><text:soft-page-break/><text:tab/><text:tab/><text:tab/><text:tab/><text:tab/><text:tab/>temp = temp-&gt;prev;</text:p>
      <text:p text:style-name="P12"><text:tab/><text:tab/><text:tab/><text:tab/><text:tab/>temp2 = temp-&gt;prev;</text:p>
      <text:p text:style-name="P12"><text:tab/><text:tab/><text:tab/><text:tab/><text:tab/>temp-&gt;prev = (temp-&gt;prev)-&gt;prev;</text:p>
      <text:p text:style-name="P12"><text:tab/><text:tab/><text:tab/><text:tab/><text:tab/>delete temp2;</text:p>
      <text:p text:style-name="P12"><text:tab/><text:tab/><text:tab/><text:tab/>}</text:p>
      <text:p text:style-name="P12"><text:tab/><text:tab/><text:tab/>}</text:p>
      <text:p text:style-name="P12"><text:tab/><text:tab/>}</text:p>
      <text:p text:style-name="P12"><text:tab/><text:tab/>return t;</text:p>
      <text:p text:style-name="P12"><text:tab/>}</text:p>
      <text:p text:style-name="P12"><text:tab/>queue&lt;Type&gt;^ retbeg() {return beg;}</text:p>
      <text:p text:style-name="P12"><text:tab/>Type reti() {return info;}</text:p>
      <text:p text:style-name="P12"><text:tab/>queue&lt;Type&gt;^ retpr() {return prev;}<text:tab/></text:p>
      <text:p text:style-name="P12"><text:tab/>void doinfo(Type k) {info = k;}</text:p>
      <text:p text:style-name="P12">};</text:p>
      <text:p text:style-name="P12"/>
      <text:p text:style-name="P3">//<text:span text:style-name="T14">queue.cpp</text:span></text:p>
      <text:p text:style-name="P14"><text:line-break/><text:span text:style-name="T24">#include "StdAfx.h"</text:span></text:p>
      <text:p text:style-name="P16"><text:span text:style-name="T32">#include "queue.h"</text:span></text:p>
      <text:p text:style-name="P16"><text:span text:style-name="T32"/></text:p>
      <text:p text:style-name="P17">//Form1.h</text:p>
      <text:p text:style-name="P17"/>
      <text:p text:style-name="P17">public:</text:p>
      <text:p text:style-name="P17"><text:tab/>static queue&lt;int&gt; ^qi = gcnew queue&lt;int&gt;(), ^tempi;</text:p>
      <text:p text:style-name="P17"><text:tab/>static queue&lt;double&gt; ^qd = gcnew queue&lt;double&gt;(), ^tempd;</text:p>
      <text:p text:style-name="P17"><text:tab/>static queue&lt;String^&gt; ^qs = gcnew queue&lt;String^&gt;(), ^temps;</text:p>
      <text:p text:style-name="P17"><text:tab/>//<text:span text:style-name="T15">создаются управляющие и </text:span>temp<text:span text:style-name="T15">- переменные очередей</text:span></text:p>
      <text:p text:style-name="P17">private: System::Void button1_Click(System::Object^ <text:s/>sender, System::EventArgs^ <text:s/>e) </text:p>
      <text:p text:style-name="P17">{</text:p>
      <text:p text:style-name="P17"><text:tab/>int ki;</text:p>
      <text:p text:style-name="P17"><text:tab/>double kd;</text:p>
      <text:p text:style-name="P17"><text:tab/>String^ ks;</text:p>
      <text:p text:style-name="P17"><text:tab/>if(integ-&gt;Checked)</text:p>
      <text:p text:style-name="P17"><text:tab/>{</text:p>
      <text:p text:style-name="P17"><text:tab/><text:tab/>ki = Convert::ToInt32(tb-&gt;Text);</text:p>
      <text:p text:style-name="P17"><text:tab/><text:tab/>if(add-&gt;Checked)</text:p>
      <text:p text:style-name="P17"><text:tab/><text:tab/>{</text:p>
      <text:p text:style-name="P17"><text:tab/><text:tab/><text:tab/>qi-&gt;add(ki);</text:p>
      <text:p text:style-name="P17"><text:tab/><text:tab/><text:tab/>tempi = qi-&gt;retbeg();</text:p>
      <text:p text:style-name="P17"><text:tab/><text:tab/><text:tab/>rtb-&gt;Text = L"";</text:p>
      <text:p text:style-name="P17"><text:tab/><text:tab/><text:tab/>while(tempi != nullptr)</text:p>
      <text:p text:style-name="P17"><text:tab/><text:tab/><text:tab/>{</text:p>
      <text:p text:style-name="P17"><text:tab/><text:tab/><text:tab/><text:tab/>rtb-&gt;AppendText(Convert::ToString(tempi-&gt;reti())+ "\n");</text:p>
      <text:p text:style-name="P17"><text:tab/><text:tab/><text:tab/><text:tab/>tempi = tempi-&gt;retpr();</text:p>
      <text:p text:style-name="P17"><text:tab/><text:tab/><text:tab/>}</text:p>
      <text:p text:style-name="P17"><text:soft-page-break/><text:tab/><text:tab/>}</text:p>
      <text:p text:style-name="P17"><text:tab/><text:tab/>else if(del-&gt;Checked)</text:p>
      <text:p text:style-name="P17"><text:tab/><text:tab/>{</text:p>
      <text:p text:style-name="P17"><text:tab/><text:tab/><text:tab/>rtb-&gt;Text = L"Удалено элементов: ";</text:p>
      <text:p text:style-name="P17"><text:tab/><text:tab/><text:tab/>rtb-&gt;AppendText(Convert::ToString(qi-&gt;del(ki)) + "\n");</text:p>
      <text:p text:style-name="P17"><text:tab/><text:tab/><text:tab/>tempi = qi-&gt;retbeg();</text:p>
      <text:p text:style-name="P17"><text:tab/><text:tab/><text:tab/>while(tempi != nullptr)</text:p>
      <text:p text:style-name="P17"><text:tab/><text:tab/><text:tab/>{</text:p>
      <text:p text:style-name="P17"><text:tab/><text:tab/><text:tab/><text:tab/>rtb-&gt;AppendText(Convert::ToString(tempi-&gt;reti()) + "\n");</text:p>
      <text:p text:style-name="P17"><text:tab/><text:tab/><text:tab/><text:tab/>tempi = tempi-&gt;retpr();</text:p>
      <text:p text:style-name="P17"><text:tab/><text:tab/><text:tab/>}</text:p>
      <text:p text:style-name="P17"><text:tab/><text:tab/>}</text:p>
      <text:p text:style-name="P17"><text:tab/><text:tab/>else</text:p>
      <text:p text:style-name="P17"><text:tab/><text:tab/>{</text:p>
      <text:p text:style-name="P17"><text:tab/><text:tab/><text:tab/>rtb-&gt;Text = L"Найдено элементов: ";</text:p>
      <text:p text:style-name="P17"><text:tab/><text:tab/><text:tab/>rtb-&gt;AppendText(Convert::ToString(qi-&gt;find(ki)) + "\n");</text:p>
      <text:p text:style-name="P17"><text:tab/><text:tab/><text:tab/>tempi = qi-&gt;retbeg();</text:p>
      <text:p text:style-name="P17"><text:tab/><text:tab/><text:tab/>while(tempi != nullptr)</text:p>
      <text:p text:style-name="P17"><text:tab/><text:tab/><text:tab/>{</text:p>
      <text:p text:style-name="P17"><text:tab/><text:tab/><text:tab/><text:tab/>rtb-&gt;AppendText(Convert::ToString(tempi-&gt;reti()) + "\n");</text:p>
      <text:p text:style-name="P17"><text:tab/><text:tab/><text:tab/><text:tab/>tempi = tempi-&gt;retpr();</text:p>
      <text:p text:style-name="P17"><text:tab/><text:tab/><text:tab/>}</text:p>
      <text:p text:style-name="P17"><text:tab/><text:tab/>}</text:p>
      <text:p text:style-name="P17"><text:tab/>}</text:p>
      <text:p text:style-name="P17"><text:tab/>else if(rats-&gt;Checked)</text:p>
      <text:p text:style-name="P17"><text:tab/>{</text:p>
      <text:p text:style-name="P17"><text:tab/><text:tab/>kd = Convert::ToDouble(tb-&gt;Text);</text:p>
      <text:p text:style-name="P17"><text:tab/><text:tab/>if(add-&gt;Checked)</text:p>
      <text:p text:style-name="P17"><text:tab/><text:tab/>{</text:p>
      <text:p text:style-name="P17"><text:tab/><text:tab/><text:tab/>qd-&gt;add(kd);</text:p>
      <text:p text:style-name="P17"><text:tab/><text:tab/><text:tab/>tempd = qd-&gt;retbeg();</text:p>
      <text:p text:style-name="P17"><text:tab/><text:tab/><text:tab/>rtb-&gt;Text = L"";</text:p>
      <text:p text:style-name="P17"><text:tab/><text:tab/><text:tab/>while(tempd != nullptr)</text:p>
      <text:p text:style-name="P17"><text:tab/><text:tab/><text:tab/>{</text:p>
      <text:p text:style-name="P17"><text:tab/><text:tab/><text:tab/><text:tab/>rtb-&gt;AppendText(Convert::ToString(tempd-&gt;reti())+ "\n");</text:p>
      <text:p text:style-name="P17"><text:tab/><text:tab/><text:tab/><text:tab/>tempd = tempd-&gt;retpr();</text:p>
      <text:p text:style-name="P17"><text:tab/><text:tab/><text:tab/>}</text:p>
      <text:p text:style-name="P17"><text:tab/><text:tab/>}</text:p>
      <text:p text:style-name="P17"><text:tab/><text:tab/>else if(del-&gt;Checked)</text:p>
      <text:p text:style-name="P17"><text:tab/><text:tab/>{</text:p>
      <text:p text:style-name="P17"><text:tab/><text:tab/><text:tab/>rtb-&gt;Text = L"Удалено элементов: ";</text:p>
      <text:p text:style-name="P17"><text:tab/><text:tab/><text:tab/>rtb-&gt;AppendText(Convert::ToString(qd-&gt;del(kd)) + "\n");</text:p>
      <text:p text:style-name="P17"><text:tab/><text:tab/><text:tab/>tempd = qd-&gt;retbeg();</text:p>
      <text:p text:style-name="P17"><text:tab/><text:tab/><text:tab/>while(tempd != nullptr)</text:p>
      <text:p text:style-name="P17"><text:tab/><text:tab/><text:tab/>{</text:p>
      <text:p text:style-name="P17"><text:soft-page-break/><text:tab/><text:tab/><text:tab/><text:tab/>rtb-&gt;AppendText(Convert::ToString(tempd-&gt;reti())+ "\n");</text:p>
      <text:p text:style-name="P17"><text:tab/><text:tab/><text:tab/><text:tab/>tempd = tempd-&gt;retpr();</text:p>
      <text:p text:style-name="P17"><text:tab/><text:tab/><text:tab/>}</text:p>
      <text:p text:style-name="P17"><text:tab/><text:tab/>}</text:p>
      <text:p text:style-name="P17"><text:tab/><text:tab/>else</text:p>
      <text:p text:style-name="P17"><text:tab/><text:tab/>{</text:p>
      <text:p text:style-name="P17"><text:tab/><text:tab/><text:tab/>rtb-&gt;Text = L"Найдено элементов: ";</text:p>
      <text:p text:style-name="P17"><text:tab/><text:tab/><text:tab/>rtb-&gt;AppendText(Convert::ToString(qd-&gt;find(kd)) + "\n");</text:p>
      <text:p text:style-name="P17"><text:tab/><text:tab/><text:tab/>tempd = qd-&gt;retbeg();</text:p>
      <text:p text:style-name="P17"><text:tab/><text:tab/><text:tab/>while(tempd != nullptr)</text:p>
      <text:p text:style-name="P17"><text:tab/><text:tab/><text:tab/>{</text:p>
      <text:p text:style-name="P17"><text:tab/><text:tab/><text:tab/><text:tab/>rtb-&gt;AppendText(Convert::ToString(tempd-&gt;reti())+ "\n");</text:p>
      <text:p text:style-name="P17"><text:tab/><text:tab/><text:tab/><text:tab/>tempd = tempd-&gt;retpr();</text:p>
      <text:p text:style-name="P17"><text:tab/><text:tab/><text:tab/>}</text:p>
      <text:p text:style-name="P17"><text:tab/><text:tab/>}</text:p>
      <text:p text:style-name="P17"><text:tab/>}</text:p>
      <text:p text:style-name="P17"><text:tab/>else </text:p>
      <text:p text:style-name="P17"><text:tab/>{</text:p>
      <text:p text:style-name="P17"><text:tab/><text:tab/>ks = Convert::ToString(tb-&gt;Text);</text:p>
      <text:p text:style-name="P17"><text:tab/><text:tab/>if(add-&gt;Checked)</text:p>
      <text:p text:style-name="P17"><text:tab/><text:tab/>{</text:p>
      <text:p text:style-name="P17"><text:tab/><text:tab/><text:tab/>qs-&gt;add(ks);</text:p>
      <text:p text:style-name="P17"><text:tab/><text:tab/><text:tab/>temps = qs-&gt;retbeg();</text:p>
      <text:p text:style-name="P17"><text:tab/><text:tab/><text:tab/>rtb-&gt;Text = L"";</text:p>
      <text:p text:style-name="P17"><text:tab/><text:tab/><text:tab/>while(temps != nullptr)</text:p>
      <text:p text:style-name="P17"><text:tab/><text:tab/><text:tab/>{</text:p>
      <text:p text:style-name="P17"><text:tab/><text:tab/><text:tab/><text:tab/>rtb-&gt;AppendText(Convert::ToString(temps-&gt;reti())+ "\n");</text:p>
      <text:p text:style-name="P17"><text:tab/><text:tab/><text:tab/><text:tab/>temps = temps-&gt;retpr();</text:p>
      <text:p text:style-name="P17"><text:tab/><text:tab/><text:tab/>}</text:p>
      <text:p text:style-name="P17"><text:tab/><text:tab/>}</text:p>
      <text:p text:style-name="P17"><text:tab/><text:tab/>else if(del-&gt;Checked)</text:p>
      <text:p text:style-name="P17"><text:tab/><text:tab/>{</text:p>
      <text:p text:style-name="P17"><text:tab/><text:tab/><text:tab/>rtb-&gt;Text = L"Удалено элементов: ";</text:p>
      <text:p text:style-name="P17"><text:tab/><text:tab/><text:tab/>rtb-&gt;AppendText(Convert::ToString(qs-&gt;del(ks)) + "\n");</text:p>
      <text:p text:style-name="P17"><text:tab/><text:tab/><text:tab/>temps = qs-&gt;retbeg();</text:p>
      <text:p text:style-name="P17"><text:tab/><text:tab/><text:tab/>while(temps != nullptr)</text:p>
      <text:p text:style-name="P17"><text:tab/><text:tab/><text:tab/>{</text:p>
      <text:p text:style-name="P17"><text:tab/><text:tab/><text:tab/><text:tab/>rtb-&gt;AppendText(Convert::ToString(temps-&gt;reti())+ "\n");</text:p>
      <text:p text:style-name="P17"><text:tab/><text:tab/><text:tab/><text:tab/>temps = temps-&gt;retpr();</text:p>
      <text:p text:style-name="P17"><text:tab/><text:tab/><text:tab/>}</text:p>
      <text:p text:style-name="P17"><text:tab/><text:tab/>}</text:p>
      <text:p text:style-name="P17"><text:tab/><text:tab/>else</text:p>
      <text:p text:style-name="P17"><text:tab/><text:tab/>{</text:p>
      <text:p text:style-name="P17"><text:tab/><text:tab/><text:tab/>rtb-&gt;Text = L"Найдено элементов: ";</text:p>
      <text:p text:style-name="P17"><text:tab/><text:tab/><text:tab/>rtb-&gt;AppendText(Convert::ToString(qs-&gt;find(ks)) + "\n");</text:p>
      <text:p text:style-name="P17"><text:soft-page-break/><text:tab/><text:tab/><text:tab/>temps = qs-&gt;retbeg();</text:p>
      <text:p text:style-name="P17"><text:tab/><text:tab/><text:tab/>while(temps != nullptr)</text:p>
      <text:p text:style-name="P17"><text:tab/><text:tab/><text:tab/>{</text:p>
      <text:p text:style-name="P17"><text:tab/><text:tab/><text:tab/><text:tab/>rtb-&gt;AppendText(Convert::ToString(temps-&gt;reti())+ "\n");</text:p>
      <text:p text:style-name="P17"><text:tab/><text:tab/><text:tab/><text:tab/>temps = temps-&gt;retpr();</text:p>
      <text:p text:style-name="P17"><text:tab/><text:tab/><text:tab/>}</text:p>
      <text:p text:style-name="P17"><text:tab/><text:tab/>}</text:p>
      <text:p text:style-name="P17"><text:tab/>}</text:p>
      <text:p text:style-name="P17">}</text:p>
      <text:p text:style-name="P6"/>
      <text:p text:style-name="P4">Краткие выводы </text:p>
      <text:p text:style-name="P8">В ходе данной лабораторной работы были получены навыки работы с классами, усвоены основы <text:s/>реализации алгоритмов с использованием шаблонов классов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773cm" fo:margin-right="1.52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1H24M46S</meta:editing-duration>
    <meta:editing-cycles>39</meta:editing-cycles>
    <meta:generator>OpenOffice.org/3.1$Win32 OpenOffice.org_project/310m19$Build-9420</meta:generator>
    <dc:date>2010-05-13T21:10:27.37</dc:date>
    <meta:print-date>2009-11-13T18:13:40.45</meta:print-date>
    <dc:creator>Kilel </dc:creator>
    <meta:document-statistic meta:table-count="0" meta:image-count="0" meta:object-count="0" meta:page-count="7" meta:paragraph-count="235" meta:word-count="586" meta:character-count="4956"/>
    <meta:user-defined meta:name="Info 1"/>
    <meta:user-defined meta:name="Info 2"/>
    <meta:user-defined meta:name="Info 3"/>
    <meta:user-defined meta:name="Info 4"/>
  </office:meta>
</office:document-meta>
</file>